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Google Sans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 Matemática da Log-Prior Gaussian-Uniforme</text:h>
      <text:p text:style-name="P2">Para o parâmetro $\Omega_{I,0}$, usamos uma Gaussiana, pois o satélite Planck já nos deu uma "pista" muito forte. A fórmula da probabilidade é:</text:p>
      <text:p text:style-name="P2">$$P(\theta) \propto \exp \left( -\frac{(\theta - \mu)^2}{2\sigma^2} \right)$$</text:p>
      <text:p text:style-name="P2">Ao aplicarmos o <text:span text:style-name="T1">Logaritmo</text:span> (para facilitar a vida do motor MCMC), a fórmula se torna:</text:p>
      <text:p text:style-name="P2">$$\ln P(\Omega_{I,0}) = -\frac{1}{2} \left( \frac{\Omega_{I,0} - 0.68}{0.02} \right)^2$$</text:p>
      <text:p text:style-name="P2">Onde:</text:p>
      <text:list text:style-name="L1">
        <text:list-item>
          <text:p text:style-name="P3">$\mu = 0.68$: É o centro do alvo (o valor médio que você ancorou).</text:p>
        </text:list-item>
        <text:list-item>
          <text:p text:style-name="P3">$\sigma = 0.02$: É o "aperto do parafuso" (o desvio padrão).</text:p>
        </text:list-item>
      </text:list>
      <text:p text:style-name="P2">Para os outros parâmetros como $\nu_X$ e $\mu_X$, usamos a <text:span text:style-name="T1">Log-Uniforme</text:span>, garantindo que o motor não tente rodar em zonas proibidas (como $X &lt; 0$):</text:p>
      <text:p text:style-name="P2">$$\ln P(\nu_X) = \begin{cases} 0 &amp; \text{se } 10^{-11} &lt; \nu_X &lt; 10^{-9} \\ -\infty &amp; \text{caso contrário} \end{cases}$$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20:15:56.372247800</meta:creation-date>
    <dc:date>2025-12-26T20:17:08.914965400</dc:date>
    <meta:editing-duration>PT1M12S</meta:editing-duration>
    <meta:editing-cycles>1</meta:editing-cycles>
    <meta:document-statistic meta:table-count="0" meta:image-count="0" meta:object-count="0" meta:page-count="1" meta:paragraph-count="10" meta:word-count="132" meta:character-count="835" meta:non-whitespace-character-count="715"/>
    <meta:generator>LibreOffice/25.8.3.2$Windows_X86_64 LibreOffice_project/8ca8d55c161d602844f5428fa4b58097424e324e</meta:generator>
  </office:meta>
</office:document-meta>
</file>